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1" style:family="table">
      <style:table-properties style:width="17.013cm" fo:margin-left="0cm" table:align="left"/>
    </style:style>
    <style:style style:name="Table1.A" style:family="table-column">
      <style:table-column-properties style:column-width="4.286cm"/>
    </style:style>
    <style:style style:name="Table1.B" style:family="table-column">
      <style:table-column-properties style:column-width="12.726cm"/>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GB" officeooo:paragraph-rsid="00217842"/>
    </style:style>
    <style:style style:name="P2" style:family="paragraph" style:parent-style-name="Text_20_body">
      <style:text-properties fo:language="en" fo:country="GB" officeooo:rsid="00205815" officeooo:paragraph-rsid="00205815"/>
    </style:style>
    <style:style style:name="P3" style:family="paragraph" style:parent-style-name="Text_20_body">
      <style:text-properties fo:language="en" fo:country="GB" officeooo:rsid="00217842" officeooo:paragraph-rsid="00217842"/>
    </style:style>
    <style:style style:name="P4" style:family="paragraph" style:parent-style-name="Text_20_body">
      <style:text-properties fo:language="en" fo:country="GB" officeooo:rsid="002245e2" officeooo:paragraph-rsid="002245e2"/>
    </style:style>
    <style:style style:name="P5" style:family="paragraph" style:parent-style-name="Text_20_body">
      <style:text-properties fo:language="en" fo:country="GB" officeooo:rsid="004cf8af" officeooo:paragraph-rsid="004cf8af"/>
    </style:style>
    <style:style style:name="P6" style:family="paragraph" style:parent-style-name="Text_20_body">
      <style:text-properties fo:language="en" fo:country="GB" officeooo:rsid="005718e6" officeooo:paragraph-rsid="005718e6"/>
    </style:style>
    <style:style style:name="P7" style:family="paragraph" style:parent-style-name="Text_20_body">
      <style:text-properties officeooo:rsid="002523ff" officeooo:paragraph-rsid="002523ff"/>
    </style:style>
    <style:style style:name="P8" style:family="paragraph" style:parent-style-name="Text_20_body">
      <style:text-properties officeooo:rsid="0029fef7" officeooo:paragraph-rsid="0029fef7"/>
    </style:style>
    <style:style style:name="P9" style:family="paragraph" style:parent-style-name="Text_20_body">
      <style:text-properties officeooo:paragraph-rsid="002ffe90"/>
    </style:style>
    <style:style style:name="P10" style:family="paragraph" style:parent-style-name="Text_20_body">
      <style:text-properties officeooo:paragraph-rsid="00360729"/>
    </style:style>
    <style:style style:name="P11" style:family="paragraph" style:parent-style-name="Text_20_body">
      <style:text-properties fo:font-style="italic" officeooo:paragraph-rsid="00360729" style:font-style-asian="italic" style:font-style-complex="italic"/>
    </style:style>
    <style:style style:name="P12" style:family="paragraph" style:parent-style-name="Text_20_body">
      <style:text-properties fo:font-style="italic" fo:font-weight="bold" officeooo:rsid="004f66b9" officeooo:paragraph-rsid="004f66b9" style:font-style-asian="italic" style:font-weight-asian="bold" style:font-style-complex="italic" style:font-weight-complex="bold"/>
    </style:style>
    <style:style style:name="P13" style:family="paragraph" style:parent-style-name="Text_20_body">
      <style:text-properties officeooo:rsid="0032198f" officeooo:paragraph-rsid="0032198f"/>
    </style:style>
    <style:style style:name="P14" style:family="paragraph" style:parent-style-name="Text_20_body">
      <style:text-properties officeooo:rsid="0027ed33" officeooo:paragraph-rsid="0027ed33"/>
    </style:style>
    <style:style style:name="P15" style:family="paragraph" style:parent-style-name="Text_20_body">
      <style:text-properties officeooo:rsid="0027ed33" officeooo:paragraph-rsid="003b24ef"/>
    </style:style>
    <style:style style:name="P16" style:family="paragraph" style:parent-style-name="Text_20_body">
      <style:text-properties fo:font-style="normal" officeooo:rsid="003f5b34" officeooo:paragraph-rsid="0046ff2a" style:font-style-asian="normal" style:font-style-complex="normal"/>
    </style:style>
    <style:style style:name="P17" style:family="paragraph" style:parent-style-name="Text_20_body">
      <style:text-properties fo:font-style="normal" officeooo:rsid="00447562" officeooo:paragraph-rsid="00447562" style:font-style-asian="normal" style:font-style-complex="normal"/>
    </style:style>
    <style:style style:name="P18" style:family="paragraph" style:parent-style-name="Text_20_body">
      <style:text-properties fo:font-style="normal" officeooo:rsid="0046ff2a" officeooo:paragraph-rsid="0046ff2a" style:font-style-asian="normal" style:font-style-complex="normal"/>
    </style:style>
    <style:style style:name="P19" style:family="paragraph" style:parent-style-name="Text_20_body">
      <style:text-properties officeooo:rsid="003c36c6" officeooo:paragraph-rsid="003c36c6"/>
    </style:style>
    <style:style style:name="P20" style:family="paragraph" style:parent-style-name="Text_20_body">
      <style:text-properties officeooo:paragraph-rsid="0046ff2a"/>
    </style:style>
    <style:style style:name="P21" style:family="paragraph" style:parent-style-name="Text_20_body">
      <style:text-properties officeooo:paragraph-rsid="0048d182"/>
    </style:style>
    <style:style style:name="P22" style:family="paragraph" style:parent-style-name="Text_20_body">
      <style:text-properties officeooo:rsid="0041c509" officeooo:paragraph-rsid="0041c509"/>
    </style:style>
    <style:style style:name="P23" style:family="paragraph" style:parent-style-name="Text_20_body">
      <style:text-properties officeooo:rsid="0046ff2a" officeooo:paragraph-rsid="0046ff2a"/>
    </style:style>
    <style:style style:name="P24" style:family="paragraph" style:parent-style-name="Text_20_body">
      <style:text-properties officeooo:rsid="0047a71b" officeooo:paragraph-rsid="0047a71b"/>
    </style:style>
    <style:style style:name="P25" style:family="paragraph" style:parent-style-name="Text_20_body">
      <style:text-properties officeooo:paragraph-rsid="004cf8af"/>
    </style:style>
    <style:style style:name="P26" style:family="paragraph" style:parent-style-name="Text_20_body">
      <style:text-properties officeooo:paragraph-rsid="004009e3"/>
    </style:style>
    <style:style style:name="P27" style:family="paragraph" style:parent-style-name="Text_20_body">
      <style:text-properties officeooo:paragraph-rsid="004e0989"/>
    </style:style>
    <style:style style:name="P28" style:family="paragraph" style:parent-style-name="Text_20_body">
      <style:text-properties officeooo:rsid="00533898" officeooo:paragraph-rsid="00533898"/>
    </style:style>
    <style:style style:name="P29" style:family="paragraph" style:parent-style-name="Text_20_body">
      <style:text-properties officeooo:rsid="0051a665" officeooo:paragraph-rsid="0051a665"/>
    </style:style>
    <style:style style:name="P30" style:family="paragraph" style:parent-style-name="Standard">
      <style:paragraph-properties fo:text-align="center" style:justify-single-word="false"/>
      <style:text-properties fo:language="en" fo:country="GB" officeooo:rsid="00205815" officeooo:paragraph-rsid="00205815"/>
    </style:style>
    <style:style style:name="P31" style:family="paragraph" style:parent-style-name="Standard">
      <style:paragraph-properties fo:text-align="center" style:justify-single-word="false"/>
      <style:text-properties fo:font-size="16pt" fo:language="en" fo:country="GB" fo:font-weight="bold" officeooo:rsid="00205815" officeooo:paragraph-rsid="00205815" style:font-size-asian="16pt" style:font-weight-asian="bold" style:font-size-complex="16pt" style:font-weight-complex="bold"/>
    </style:style>
    <style:style style:name="P32" style:family="paragraph" style:parent-style-name="Heading">
      <style:paragraph-properties fo:text-align="center" style:justify-single-word="false"/>
      <style:text-properties fo:font-size="24pt" fo:font-weight="bold" officeooo:rsid="001f525f" style:font-size-asian="24pt" style:font-weight-asian="bold" style:font-size-complex="24pt" style:font-weight-complex="bold"/>
    </style:style>
    <style:style style:name="P33" style:family="paragraph" style:parent-style-name="Table_20_Contents">
      <style:text-properties fo:font-size="10pt" officeooo:paragraph-rsid="003c36c6" style:font-size-asian="10pt" style:font-size-complex="10pt"/>
    </style:style>
    <style:style style:name="P34" style:family="paragraph" style:parent-style-name="Table_20_Contents">
      <style:text-properties fo:font-size="10pt" officeooo:paragraph-rsid="003c3776" style:font-size-asian="10pt" style:font-size-complex="10pt"/>
    </style:style>
    <style:style style:name="P35" style:family="paragraph" style:parent-style-name="Table_20_Contents">
      <style:text-properties fo:font-size="10pt" officeooo:paragraph-rsid="003c9b49" style:font-size-asian="10pt" style:font-size-complex="10pt"/>
    </style:style>
    <style:style style:name="P36" style:family="paragraph" style:parent-style-name="Table_20_Contents">
      <style:text-properties fo:font-size="10pt" officeooo:paragraph-rsid="003ee73b" style:font-size-asian="10pt" style:font-size-complex="10pt"/>
    </style:style>
    <style:style style:name="P37" style:family="paragraph" style:parent-style-name="Table_20_Contents">
      <style:text-properties fo:font-size="10pt" officeooo:rsid="003c36c6" officeooo:paragraph-rsid="003c36c6" style:font-size-asian="10pt" style:font-size-complex="10pt"/>
    </style:style>
    <style:style style:name="P38" style:family="paragraph" style:parent-style-name="Table_20_Contents">
      <style:text-properties fo:font-size="10pt" officeooo:rsid="003c3776" officeooo:paragraph-rsid="003c3776" style:font-size-asian="10pt" style:font-size-complex="10pt"/>
    </style:style>
    <style:style style:name="P39" style:family="paragraph" style:parent-style-name="Table_20_Contents">
      <style:text-properties fo:font-size="10pt" officeooo:rsid="003c9b49" officeooo:paragraph-rsid="003c9b49" style:font-size-asian="10pt" style:font-size-complex="10pt"/>
    </style:style>
    <style:style style:name="P40" style:family="paragraph" style:parent-style-name="Table_20_Contents">
      <style:text-properties fo:font-size="10pt" officeooo:rsid="003ee73b" officeooo:paragraph-rsid="003ee73b" style:font-size-asian="10pt" style:font-size-complex="10pt"/>
    </style:style>
    <style:style style:name="P41" style:family="paragraph" style:parent-style-name="Table_20_Contents">
      <style:text-properties fo:font-size="10pt" officeooo:rsid="003ef94e" officeooo:paragraph-rsid="003ef94e" style:font-size-asian="10pt" style:font-size-complex="10pt"/>
    </style:style>
    <style:style style:name="P42" style:family="paragraph" style:parent-style-name="Table_20_Contents">
      <style:text-properties fo:color="#000080" fo:font-size="10pt" officeooo:rsid="003c36c6" officeooo:paragraph-rsid="003c36c6" fo:background-color="transparent" style:font-size-asian="10pt" style:font-size-complex="10pt"/>
    </style:style>
    <style:style style:name="P43" style:family="paragraph" style:parent-style-name="Table_20_Contents">
      <style:text-properties style:font-name="Courier New" fo:font-size="10pt" officeooo:rsid="0042b7a4" officeooo:paragraph-rsid="0042b7a4" style:font-size-asian="10pt" style:font-size-complex="10pt"/>
    </style:style>
    <style:style style:name="P44" style:family="paragraph" style:parent-style-name="Heading_20_1">
      <style:text-properties fo:language="en" fo:country="GB" officeooo:rsid="00205815" officeooo:paragraph-rsid="00205815"/>
    </style:style>
    <style:style style:name="P45" style:family="paragraph" style:parent-style-name="Heading_20_1">
      <style:text-properties officeooo:rsid="002523ff" officeooo:paragraph-rsid="002523ff"/>
    </style:style>
    <style:style style:name="P46" style:family="paragraph" style:parent-style-name="Heading_20_1">
      <style:text-properties officeooo:rsid="0027ed33"/>
    </style:style>
    <style:style style:name="P47" style:family="paragraph" style:parent-style-name="Heading_20_2">
      <style:text-properties officeooo:rsid="004cf8af" officeooo:paragraph-rsid="004cf8af"/>
    </style:style>
    <style:style style:name="P48" style:family="paragraph" style:parent-style-name="Heading_20_2">
      <style:text-properties officeooo:rsid="00533898" officeooo:paragraph-rsid="00533898"/>
    </style:style>
    <style:style style:name="P49" style:family="paragraph" style:parent-style-name="Heading_20_2">
      <style:text-properties officeooo:paragraph-rsid="00533898"/>
    </style:style>
    <style:style style:name="P50" style:family="paragraph" style:parent-style-name="Heading_20_2">
      <style:text-properties officeooo:rsid="0048d182" officeooo:paragraph-rsid="0048d182"/>
    </style:style>
    <style:style style:name="P51" style:family="paragraph" style:parent-style-name="Heading_20_2">
      <style:text-properties officeooo:rsid="0041c509" officeooo:paragraph-rsid="0041c509"/>
    </style:style>
    <style:style style:name="P52" style:family="paragraph" style:parent-style-name="Heading_20_2">
      <style:text-properties officeooo:rsid="002ffe90" officeooo:paragraph-rsid="002ffe90"/>
    </style:style>
    <style:style style:name="P53" style:family="paragraph" style:parent-style-name="Heading_20_2">
      <style:text-properties officeooo:rsid="0046ff2a" officeooo:paragraph-rsid="0046ff2a"/>
    </style:style>
    <style:style style:name="P54" style:family="paragraph" style:parent-style-name="Heading_20_3">
      <style:text-properties fo:font-size="12pt" officeooo:paragraph-rsid="00339586" style:font-size-asian="12pt" style:font-size-complex="12pt"/>
    </style:style>
    <style:style style:name="P55" style:family="paragraph" style:parent-style-name="Text_20_body" style:list-style-name="L1">
      <style:text-properties fo:font-style="normal" officeooo:rsid="00447562" officeooo:paragraph-rsid="00447562" style:font-style-asian="normal" style:font-style-complex="normal"/>
    </style:style>
    <style:style style:name="P56" style:family="paragraph" style:parent-style-name="Text_20_body" style:list-style-name="L2">
      <style:text-properties officeooo:rsid="002bab35" officeooo:paragraph-rsid="002bab35"/>
    </style:style>
    <style:style style:name="P57" style:family="paragraph" style:parent-style-name="Text_20_body" style:list-style-name="L2">
      <style:text-properties officeooo:rsid="002e9814" officeooo:paragraph-rsid="002e9814"/>
    </style:style>
    <style:style style:name="T1" style:family="text">
      <style:text-properties officeooo:rsid="00217842"/>
    </style:style>
    <style:style style:name="T2" style:family="text">
      <style:text-properties officeooo:rsid="002245e2"/>
    </style:style>
    <style:style style:name="T3" style:family="text">
      <style:text-properties officeooo:rsid="002fda7e"/>
    </style:style>
    <style:style style:name="T4" style:family="text">
      <style:text-properties officeooo:rsid="002ffe90"/>
    </style:style>
    <style:style style:name="T5" style:family="text">
      <style:text-properties officeooo:rsid="0032198f"/>
    </style:style>
    <style:style style:name="T6" style:family="text">
      <style:text-properties officeooo:rsid="00339586"/>
    </style:style>
    <style:style style:name="T7" style:family="text">
      <style:text-properties officeooo:rsid="003494ce"/>
    </style:style>
    <style:style style:name="T8" style:family="text">
      <style:text-properties officeooo:rsid="00360729"/>
    </style:style>
    <style:style style:name="T9" style:family="text">
      <style:text-properties officeooo:rsid="0036a3a6"/>
    </style:style>
    <style:style style:name="T10" style:family="text">
      <style:text-properties fo:font-weight="bold" officeooo:rsid="00339586" style:font-weight-asian="bold" style:font-weight-complex="bold"/>
    </style:style>
    <style:style style:name="T11" style:family="text">
      <style:text-properties officeooo:rsid="00387e06"/>
    </style:style>
    <style:style style:name="T12" style:family="text">
      <style:text-properties officeooo:rsid="003892ec"/>
    </style:style>
    <style:style style:name="T13" style:family="text">
      <style:text-properties officeooo:rsid="00399ee3"/>
    </style:style>
    <style:style style:name="T14" style:family="text">
      <style:text-properties officeooo:rsid="003b24ef"/>
    </style:style>
    <style:style style:name="T15" style:family="text">
      <style:text-properties officeooo:rsid="003c36c6"/>
    </style:style>
    <style:style style:name="T16" style:family="text">
      <style:text-properties officeooo:rsid="003c9b49"/>
    </style:style>
    <style:style style:name="T17" style:family="text">
      <style:text-properties officeooo:rsid="003ee73b"/>
    </style:style>
    <style:style style:name="T18" style:family="text">
      <style:text-properties officeooo:rsid="003ef94e"/>
    </style:style>
    <style:style style:name="T19" style:family="text">
      <style:text-properties officeooo:rsid="003f5b34"/>
    </style:style>
    <style:style style:name="T20" style:family="text">
      <style:text-properties officeooo:rsid="004009e3"/>
    </style:style>
    <style:style style:name="T21" style:family="text">
      <style:text-properties officeooo:rsid="0041c509"/>
    </style:style>
    <style:style style:name="T22" style:family="text">
      <style:text-properties officeooo:rsid="0046ff2a"/>
    </style:style>
    <style:style style:name="T23" style:family="text">
      <style:text-properties officeooo:rsid="0047a71b"/>
    </style:style>
    <style:style style:name="T24" style:family="text">
      <style:text-properties officeooo:rsid="0048d182"/>
    </style:style>
    <style:style style:name="T25" style:family="text">
      <style:text-properties officeooo:rsid="004aa72e"/>
    </style:style>
    <style:style style:name="T26" style:family="text">
      <style:text-properties officeooo:rsid="004bbaaf"/>
    </style:style>
    <style:style style:name="T27" style:family="text">
      <style:text-properties officeooo:rsid="004c42ec"/>
    </style:style>
    <style:style style:name="T28" style:family="text">
      <style:text-properties officeooo:rsid="004cf8af"/>
    </style:style>
    <style:style style:name="T29" style:family="text">
      <style:text-properties officeooo:rsid="004d434c"/>
    </style:style>
    <style:style style:name="T30" style:family="text">
      <style:text-properties officeooo:rsid="004e0989"/>
    </style:style>
    <style:style style:name="T31" style:family="text">
      <style:text-properties officeooo:rsid="004f66b9"/>
    </style:style>
    <style:style style:name="T32" style:family="text">
      <style:text-properties officeooo:rsid="0050a973"/>
    </style:style>
    <style:style style:name="T33" style:family="text">
      <style:text-properties officeooo:rsid="005718e6"/>
    </style:style>
    <style:style style:name="T34" style:family="text">
      <style:text-properties officeooo:rsid="005bc94e"/>
    </style:style>
    <style:style style:name="T35" style:family="text">
      <style:text-properties officeooo:rsid="005bd30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elina</text:p>
      <text:p text:style-name="P31">Real Time Operating System</text:p>
      <text:p text:style-name="P30">by Jan Berger 1.dec.2012</text:p>
      <text:p text:style-name="P30"/>
      <text:h text:style-name="P44" text:outline-level="1">Introduction</text:h>
      <text:p text:style-name="P2">Celine is a RTOS based on a linear scheduling scheme that <text:span text:style-name="T27">can run on </text:span>devices that usually are to small for <text:span text:style-name="T35">a </text:span>RTOS. <text:span text:style-name="T35">It will typically use </text:span><text:span text:style-name="T27">ca </text:span><text:span text:style-name="T34">2</text:span><text:span text:style-name="T27">00 bytes for 10 tasks</text:span>. The reference <text:span text:style-name="T27">implementation is on a</text:span> Arduino Nano with 2K <text:span text:style-name="T26">S</text:span>RAM.</text:p>
      <text:p text:style-name="P3">Many devices run without a RTOS at all using only a main loop <text:span text:style-name="T27">to perform round-robin style scheduling</text:span>. Th<text:span text:style-name="T27">is often causes you to write your own software to do what a RTOS does, and you loose the benefit of having the RTOS pre-tested or allowing an easy path to pick up code from others.</text:span> Celina does this for you and <text:span text:style-name="T3">will </text:span>allow you to benefit from loads of pre-made libraries.</text:p>
      <text:p text:style-name="P3">Celina <text:span text:style-name="T27">uses a </text:span>Data Cycle and Real Time Cycle <text:span text:style-name="T27">to schedule tasks through a </text:span>linear scheduling <text:span text:style-name="T28">scheme. </text:span>The <text:span text:style-name="T28">advantage</text:span> <text:span text:style-name="T34">of this is low RAM usage. </text:span><text:span text:style-name="T28"><text:s/>Celina will re-use the same stack </text:span><text:span text:style-name="T34">for both data-cycle and rt-cycle </text:span><text:span text:style-name="T28">and save memory.</text:span> <text:s/><text:span text:style-name="T28">DataCycle replaces the main() loop, while RTCycle run's on a timer interrupt to perform time critical tasks. </text:span></text:p>
      <text:p text:style-name="P5">One of the most usefull features in Celina is it's capability to schedule tasks using schemes that are very much into the RTOS way of doing things.</text:p>
      <text:p text:style-name="P3">- Tasks that run <text:span text:style-name="T33">as often as possible</text:span><text:span text:style-name="T3">.</text:span></text:p>
      <text:p text:style-name="P3">- <text:span text:style-name="T33">I</text:span>dle time <text:span text:style-name="T33">tasks</text:span>.</text:p>
      <text:p text:style-name="P6">- Watchdog tasks.</text:p>
      <text:p text:style-name="P3">- Tasks that run on average timing.</text:p>
      <text:p text:style-name="P3">- Tasks that run on minimum interval timing.</text:p>
      <text:p text:style-name="P3">- <text:span text:style-name="T33">Signalled only tasks.</text:span></text:p>
      <text:p text:style-name="P3">- Interrupt tasks.</text:p>
      <text:p text:style-name="P3">Celina also contains message queuing and mutex mechanism.</text:p>
      <text:p text:style-name="P1"><text:span text:style-name="T1">One big advantage with Celina is it's device driver library. Different hardware </text:span><text:span text:style-name="T2">interface electronics differently and even the ʺstandardsʺ have variations. Celina hides this by defining it's own standards and supporting it </text:span><text:span text:style-name="T21">in </text:span><text:span text:style-name="T2">code. Developers can write code using the</text:span><text:span text:style-name="T21">se</text:span><text:span text:style-name="T2"> standards, while hardware developers only need to port a few lines </text:span><text:span text:style-name="T21">of code </text:span><text:span text:style-name="T2">to know that existing code will work </text:span><text:span text:style-name="T21">on a new platform.</text:span></text:p>
      <text:p text:style-name="P4">Celina is also available on Windows and Linux allowing embedded code to be re-used across platforms or used for simulation in visual environments.</text:p>
      <text:h text:style-name="P47" text:outline-level="2">Linear scheduling</text:h>
      <text:p text:style-name="P25"><text:span text:style-name="T28">A pre-emptive scheduler will use the timer interrupt to start a process on it's own stack. Once the process have run a certain time it get interrupted and a second process is allowed to run. This gives the impression that several processes are running in parallel. This scheme is however of limited use on a RTOS because you have limited RAM and are more interested in running tasks on specific </text:span><text:span text:style-name="T28">events or time schemes. Celina was created to address these issues.</text:span></text:p>
      <text:p text:style-name="P25"><text:span text:style-name="T28">Celina is “linear” on two important issues. Firstly we have split tasks into the three bulks </text:span><text:soft-page-break/><text:span text:style-name="T28">DataCycle, RTCycle and ISR's allowing us to work on one single memory stack. The second issue is that RTCycle run on a fixed time, while DataCycle will run continuously on whatever time that is left. The scheduling scheme in Celina will check each task in sequence for execution </text:span><text:span text:style-name="T29">and even DataCycle will run on a fixed time scheme if required.</text:span></text:p>
      <text:h text:style-name="P48" text:outline-level="2">Pre-emptive scheduling support</text:h>
      <text:p text:style-name="P28">One of the nice things with Celina is that it can run on top of a pre-emptive scheduler by using one thread for DataCycle and a second for RTCycle. The Windows/Linux ports are examples of this. </text:p>
      <text:p text:style-name="P28">This was created for several reasons, one of them being that Windows/Linux lack the detailed scheduling support achieved through Celina. And having Celina on Windows makes it easy to create simulation/testing software using the same code as running embedded. </text:p>
      <text:h text:style-name="P49" text:outline-level="2"><text:span text:style-name="T18">SIL-3 </text:span><text:span text:style-name="T21">Support</text:span></text:h>
      <text:p text:style-name="P29">SIL-3 is a security standard where SIL-3 is the highest level available for software.</text:p>
      <text:p text:style-name="P26"><text:span text:style-name="T18">Celina is designed, </text:span><text:span text:style-name="T20">and prepared </text:span><text:span text:style-name="T18">to be qualified for SIL-3 level systems </text:span><text:span text:style-name="T20">in the sense that we have </text:span><text:span text:style-name="T19">taken into consideration </text:span><text:span text:style-name="T18">requirements set out in the standards </text:span><text:span text:style-name="T19">for both </text:span><text:span text:style-name="T18">design, code implementation </text:span><text:span text:style-name="T19">and documentation.</text:span></text:p>
      <text:p text:style-name="P27"><text:span text:style-name="T30">Several things in Celine are more or less hand-made for SIL-3 systems. Once Celina is </text:span><text:span text:style-name="T31">started things are rather</text:span><text:span text:style-name="T30"> static. </text:span><text:span text:style-name="T31">Celina don't accept adding or removal of tasks after start-up etc. </text:span><text:span text:style-name="T30">It also </text:span><text:span text:style-name="T32">support </text:span><text:span text:style-name="T30">fixed time </text:span><text:span text:style-name="T32">iteration </text:span><text:span text:style-name="T30">schemes.</text:span></text:p>
      <text:p text:style-name="P12">Notice that for a system to get actual SIL-3 approval you need to have the entire system with software, hardware and mechanics approved as one unit. A software component alone can not get approval, but we can prepare for SIL-3 like we have done with Celina. </text:p>
      <text:h text:style-name="P50" text:outline-level="2">Memory usage</text:h>
      <text:p text:style-name="P21"><text:span text:style-name="T24">Celina with </text:span><text:span text:style-name="T25">1</text:span><text:span text:style-name="T24">0 tasks will use less than </text:span><text:span text:style-name="T25">3</text:span><text:span text:style-name="T24">00 bytes. Each task uses 22 bytes in the task table and Celina have a small overhead containing statistic counters and mapping tables on the drivers. All </text:span><text:span text:style-name="T24">tables in Celina are defined static so you need to change the defines and re-compile to change memory usage.</text:span></text:p>
      <text:p text:style-name="P21"><text:span text:style-name="T24">Celina is by default configured for 20 DataCycle tasks and 5 RTCycle tasks which is a rather large system for a RTOS. Reducing this to 10/2 etc will reduce memory usage </text:span><text:span text:style-name="T25">to ca 300 bytes.</text:span></text:p>
      <text:h text:style-name="P51" text:outline-level="2">Celina on Arduino</text:h>
      <text:p text:style-name="P22">Arduino Nano rev 3.0 uses ATMega328P that comes with 32kb flash, 2kb SRAM and 1kb EEPROM. This is a very small, but capable computer with I2C, SPI, UART, 8 10bit analogue input lines, 12 digital I/O lines of which 6 have PWM support. Nano also contains a USB interface which Arduino software uses to simulate a RS232 communication line.</text:p>
      <text:p text:style-name="P22">Arduino software contain a boot loader allowing code to be downloaded through USB and drivers enabling various part of the computer. Coding is done by creating two functions setup() and loop().</text:p>
      <text:p text:style-name="P22">Installing Celina on Arduino is straight forward by entering the following lines of code in loop()</text:p>
      <table:table table:name="Table2" table:style-name="Table2">
        <table:table-column table:style-name="Table2.A"/>
        <table:table-row>
          <table:table-cell table:style-name="Table2.A1" office:value-type="string">
            <text:p text:style-name="P43">void loop()</text:p>
            <text:p text:style-name="P43">{</text:p>
            <text:p text:style-name="P43"><text:tab/>Celina celina;</text:p>
            <text:p text:style-name="P43"/>
            <text:p text:style-name="P43"><text:tab/>celina.AddTask(...);</text:p>
            <text:p text:style-name="P43"><text:tab/>…</text:p>
            <text:p text:style-name="P43"><text:soft-page-break/><text:tab/>celina.Run();</text:p>
            <text:p text:style-name="P43">}</text:p>
          </table:table-cell>
        </table:table-row>
      </table:table>
      <text:p text:style-name="P22"/>
      <text:p text:style-name="P17">The Run() function in Celina will install the interrupt for RTCycle and start executing DataCycle.</text:p>
      <text:p text:style-name="P17">Celina uses the Watchdog Timer in Atmega328p with a 32ms interrupt to run RTCycle. Interrupts are enabled while running RTCycle, so a long RTCycle will be interrupted by itself which allows Celina's watcdog to take action.</text:p>
      <text:p text:style-name="P17">The current version of Celina run on top of Arduino libraries adding true RTOS capabilities to the device. This means that existing Arduino code will work as is, thought we will recommend using the Celina device drivers to enable easy porting of your code to other devices.</text:p>
      <text:p text:style-name="P17">Arduino libraries put a few limitations on Nano.</text:p>
      <text:list xml:id="list43719503" text:style-name="L1">
        <text:list-item>
          <text:p text:style-name="P55">One of the PWM timers are used to compute accurate, elapsed time. This limits the PWM to a set frequency on ca 490hz.</text:p>
        </text:list-item>
        <text:list-item>
          <text:p text:style-name="P55">Arduino bootloader uses the USB as a RS232 port making it unavailable as a USB device.</text:p>
        </text:list-item>
      </text:list>
      <text:p text:style-name="P18">Arduino was selected due to size, cost and functionality. You can buy a Arduino Nano for less than 10USD on ebay making it ideal</text:p>
      <text:p text:style-name="P16"><text:span text:style-name="T22">Celina </text:span><text:span text:style-name="T23">is primarly tested on Arduino Nano, but </text:span><text:span text:style-name="T22">should work on all other Arduino boards with minor changes to ensure the RTCycle interrupt and drivers are working.</text:span></text:p>
      <text:h text:style-name="P45" text:outline-level="1">Scheduler</text:h>
      <text:p text:style-name="P7">Celina is based on a linear scheduler that by default run two processes, Data Cycle and Real-Time Cycle. All tasks should as a rule be assigned to the Data Cycle, while real-time critical tasks should run in Real-Time Cycle. </text:p>
      <text:p text:style-name="P7">In fact, most real-time systems will manage well using Data Cycle only assuming you avoid tasks that process for a long periods at the time.</text:p>
      <text:p text:style-name="P8">Celina support several scheduling schemes that are specialized for real-time applications:</text:p>
      <text:list xml:id="list43736088" text:style-name="L2">
        <text:list-item>
          <text:p text:style-name="P56">Frequency. Run's every cycle the frequency counter reach 0. A task with frequency 1 will run every cycle, a task with frequency 2 every 2nd cycle and so on.</text:p>
        </text:list-item>
        <text:list-item>
          <text:p text:style-name="P57">Signalled. A signalled task will only executed when signalled and each time it get's a signal.</text:p>
        </text:list-item>
        <text:list-item>
          <text:p text:style-name="P57">Minimum time interval. </text:p>
        </text:list-item>
        <text:list-item>
          <text:p text:style-name="P57">Average time interval. Allows a task to be scheduled every 10th ms (example) and the scheduler will compensate for inaccuracy so that the task is called every 10th ms in average over time.</text:p>
        </text:list-item>
        <text:list-item>
          <text:p text:style-name="P57">Idle. Run if the Data-Cycle have spare time. </text:p>
        </text:list-item>
      </text:list>
      <text:h text:style-name="P52" text:outline-level="2">Interrupt frequency</text:h>
      <text:p text:style-name="P9"><text:span text:style-name="T4">Celina will by default use a 32ms </text:span><text:span text:style-name="T11">(Arduino Nano)</text:span><text:span text:style-name="T4">interrupt frequency on the watchdog. This means that timing controlled by software in the RTCycle have a resolution of 32ms (ca 30 times per sec). This can be doubled by increasing the timer to 16ms interrupts. A RTCycle on 32ms will use ca 3125 instructions per sec on overhead </text:span><text:span text:style-name="T5">based on an estimate that the interrupt and scheduler both uses around 100 instructions. Adding to this comes the actual RT tasks, so you might need to </text:span><text:span text:style-name="T5">decrease frequency if you have a heavy RT cycle.</text:span></text:p>
      <text:p text:style-name="P13">RT Cycle is designed to run small tasks or processes that need to respond quick when signalled, but <text:soft-page-break/>it IS NOT designed for high resolution data sampling.</text:p>
      <text:h text:style-name="P54" text:outline-level="3"><text:span text:style-name="T12">RTCycle</text:span><text:span text:style-name="T6"> Timer</text:span></text:h>
      <text:p text:style-name="P10"><text:span text:style-name="T6">RTCycle can operate on any interrupt that can be generated on regular intervals. 50ms or less is recommended. </text:span><text:span text:style-name="T13">Most timers used for this purpose are re-entrant, meaning that if RTCycle uses more than n ms a second interrupt will be generated. RTCycle maintain a re-entrant counter for this and will only process a short watchdog function on re-entrant interrupt's. </text:span></text:p>
      <text:p text:style-name="P11"><text:span text:style-name="T10">Arduino Nano</text:span><text:span text:style-name="T6"> uses the watchdog timer </text:span><text:span text:style-name="T12">as</text:span><text:span text:style-name="T6"> th</text:span><text:span text:style-name="T8">e RTCycle </text:span><text:span text:style-name="T12">timer</text:span><text:span text:style-name="T6">. Celina uses this interrupt to execute the RTCycle</text:span><text:span text:style-name="T7">. </text:span><text:span text:style-name="T9">Celina RTCycle WILL NOT WORK ʺas isʺ on Atmel MCU's </text:span><text:span text:style-name="T12">if</text:span><text:span text:style-name="T9"> the WDTON fuse is set as this uses the watchdog timer to system reset. Celina can however be modified to operate on a different interrupt if needed.</text:span></text:p>
      <text:h text:style-name="P46" text:outline-level="1">Device Drivers</text:h>
      <text:p text:style-name="P14">Device drivers in Celina are C++ class libraries that are compiled together with Celina core. The purpose of the drivers are mainly to provide a consistent and platform independent. The base libraries allow devices to be developed following a common standard and hide direct hardware dependencies.</text:p>
      <text:p text:style-name="P15"><text:span text:style-name="T14">Device drivers are provided for all hardware devices attached and for all logical I/O levels. SPI will as an example have it's own layer, while the NRF24L01+ chip that provide 2.4Ghz radio over SPI will use this to enable the ShockBurst protocol as a device. ShockBurst could in theory be delivered </text:span><text:span text:style-name="T14">over something else than SPI on different hardware etc, which makes it important to hide SPI details for ShockBurst users (just an example). </text:span><text:span text:style-name="T15">The same applies to higher, pure software drivers. </text:span></text:p>
      <text:p text:style-name="P19">The layers in Celina have to be minimalistic, but are designed with care to protect portability of higher levels. The driver embed the functionality needed to operate the driver on a logical, generic level. The class might also expose proprietary hardware specific extensions.</text:p>
      <text:p text:style-name="P19"/>
      <text:p text:style-name="P19">List of drivers</text:p>
      <table:table table:name="Table1" table:style-name="Table1">
        <table:table-column table:style-name="Table1.A"/>
        <table:table-column table:style-name="Table1.B"/>
        <table:table-header-rows>
          <table:table-row>
            <table:table-cell table:style-name="Table1.A1" office:value-type="string">
              <text:p text:style-name="P42">Name</text:p>
            </table:table-cell>
            <table:table-cell table:style-name="Table1.B1" office:value-type="string">
              <text:p text:style-name="P42">Description</text:p>
            </table:table-cell>
          </table:table-row>
        </table:table-header-rows>
        <table:table-row>
          <table:table-cell table:style-name="Table1.A13" office:value-type="string">
            <text:p text:style-name="P37">SPI</text:p>
          </table:table-cell>
          <table:table-cell table:style-name="Table1.B13" office:value-type="string">
            <text:p text:style-name="P37">SPI port. Port number 0 to nn. Most devices will have 1 to 3 ports.</text:p>
          </table:table-cell>
        </table:table-row>
        <table:table-row>
          <table:table-cell table:style-name="Table1.A13" office:value-type="string">
            <text:p text:style-name="P37">I2C</text:p>
          </table:table-cell>
          <table:table-cell table:style-name="Table1.B13" office:value-type="string">
            <text:p text:style-name="P37">I2C port. Port 0 to nn.</text:p>
          </table:table-cell>
        </table:table-row>
        <table:table-row>
          <table:table-cell table:style-name="Table1.A13" office:value-type="string">
            <text:p text:style-name="P37">UART</text:p>
          </table:table-cell>
          <table:table-cell table:style-name="Table1.B13" office:value-type="string">
            <text:p text:style-name="P37">UART/USART port 0 to nn.</text:p>
          </table:table-cell>
        </table:table-row>
        <table:table-row>
          <table:table-cell table:style-name="Table1.A13" office:value-type="string">
            <text:p text:style-name="P38">RS232</text:p>
          </table:table-cell>
          <table:table-cell table:style-name="Table1.B13" office:value-type="string">
            <text:p text:style-name="P33"/>
          </table:table-cell>
        </table:table-row>
        <table:table-row>
          <table:table-cell table:style-name="Table1.A13" office:value-type="string">
            <text:p text:style-name="P38">RS485</text:p>
          </table:table-cell>
          <table:table-cell table:style-name="Table1.B13" office:value-type="string">
            <text:p text:style-name="P33"/>
          </table:table-cell>
        </table:table-row>
        <table:table-row>
          <table:table-cell table:style-name="Table1.A13" office:value-type="string">
            <text:p text:style-name="P38">CAN</text:p>
          </table:table-cell>
          <table:table-cell table:style-name="Table1.B13" office:value-type="string">
            <text:p text:style-name="P33"/>
          </table:table-cell>
        </table:table-row>
        <table:table-row>
          <table:table-cell table:style-name="Table1.A13" office:value-type="string">
            <text:p text:style-name="P38">COM</text:p>
          </table:table-cell>
          <table:table-cell table:style-name="Table1.B13" office:value-type="string">
            <text:p text:style-name="P38">This is a layer 2 serial communication port that can be anything capable of transporting bytes both ways. This gives the software a way to open a communication channel with no knowledge of the actual layer1 transport method.</text:p>
          </table:table-cell>
        </table:table-row>
        <table:table-row>
          <table:table-cell table:style-name="Table1.A13" office:value-type="string">
            <text:p text:style-name="P38">USB</text:p>
          </table:table-cell>
          <table:table-cell table:style-name="Table1.B13" office:value-type="string">
            <text:p text:style-name="P34"/>
          </table:table-cell>
        </table:table-row>
        <table:table-row>
          <table:table-cell table:style-name="Table1.A13" office:value-type="string">
            <text:p text:style-name="P39">Digital</text:p>
          </table:table-cell>
          <table:table-cell table:style-name="Table1.B13" office:value-type="string">
            <text:p text:style-name="P35"><text:span text:style-name="T17">Logical </text:span><text:span text:style-name="T16">Digital I/O </text:span><text:span text:style-name="T17">port</text:span><text:span text:style-name="T16">. </text:span><text:span text:style-name="T17">Usually mapped to a single digital pin capable of 1 and 0. Logical in the sense that we soft-wire pin0 to any physical pin we want. This enabled the driver to hide wiring changes from software.</text:span></text:p>
          </table:table-cell>
        </table:table-row>
        <table:table-row>
          <table:table-cell table:style-name="Table1.A13" office:value-type="string">
            <text:p text:style-name="P39">Analogue</text:p>
          </table:table-cell>
          <table:table-cell table:style-name="Table1.B13" office:value-type="string">
            <text:p text:style-name="P36"><text:span text:style-name="T17">Logical </text:span><text:span text:style-name="T16">Analogue I/O p</text:span><text:span text:style-name="T17">ort</text:span><text:span text:style-name="T16">. </text:span><text:span text:style-name="T17">Logical in the sense that we soft-wire pin0 to any physical pin we want. This enabled the driver to hide wiring changes from software.</text:span></text:p>
          </table:table-cell>
        </table:table-row>
        <table:table-row>
          <table:table-cell table:style-name="Table1.A13" office:value-type="string">
            <text:p text:style-name="P39">PWM</text:p>
          </table:table-cell>
          <table:table-cell table:style-name="Table1.B13" office:value-type="string">
            <text:p text:style-name="P36"><text:span text:style-name="T17">Logical </text:span><text:span text:style-name="T16">PWM port. </text:span><text:span text:style-name="T17">Logical in the sense that we soft-wire PWM 0 to any physical PWM we want. This enabled the driver to hide wiring changes from software.</text:span></text:p>
          </table:table-cell>
        </table:table-row>
        <table:table-row>
          <table:table-cell table:style-name="Table1.A13" office:value-type="string">
            <text:p text:style-name="P40">ShockBurst</text:p>
          </table:table-cell>
          <table:table-cell table:style-name="Table1.B13" office:value-type="string">
            <text:p text:style-name="P41">ShockBurst is a communication protocol used on NRF24L01+ to transfer messages to <text:soft-page-break/>other devices over 2.4Ghz radio. It support 125 channels, 6 pipes and up to 2Mbps transfer rates.</text:p>
          </table:table-cell>
        </table:table-row>
      </table:table>
      <text:p text:style-name="P19"/>
      <text:h text:style-name="P53" text:outline-level="2">Logical port mapping</text:h>
      <text:p text:style-name="P23">Celina uses logical port numbers on the drivers, meaning that port 0 can map to a different physical port in hardware. This enables software to address I/O facilities and expect to work even if hardware is re-wired as along as mapping is changed accordingly.</text:p>
      <text:p text:style-name="P20"><text:span text:style-name="T22">Lets assume </text:span><text:span text:style-name="T23">you have written a motor driver using the 6 PWM's on Nano and want to upgrade to Arduino Mega with 12 PWM's. The PWM's are on different physical pins that normally would cause you to change code. Celina solves this by re-mapping pin's and ports to fit your software making porting easy.</text:span></text:p>
      <text:p text:style-name="P24">Another example is using PWM on pin 11 and 12 on Nano, you code these up and decide to add a SPI device that accidentally require these pins. You re-wire Nano to use PWM on pin 5 and 6 (as an example) and to avoid the need of changing the code you map Celina's PWM port 0 and 1 to I/O pin 5 and 6.</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1T18:49:15.07</meta:creation-date>
    <dc:date>2013-01-14T00:09:19.55</dc:date>
    <meta:editing-duration>PT9H50M39S</meta:editing-duration>
    <meta:editing-cycles>41</meta:editing-cycles>
    <meta:generator>LibreOffice/3.6$Windows_x86 LibreOffice_project/da8c1e6-fd468f4-454e206-f42a4a9-143cfd</meta:generator>
    <meta:document-statistic meta:table-count="2" meta:image-count="0" meta:object-count="0" meta:page-count="5" meta:paragraph-count="97" meta:word-count="2082" meta:character-count="11995" meta:non-whitespace-character-count="9991"/>
  </office:meta>
</office:document-meta>
</file>